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fff200" fo:border="0.06pt solid #000000"/>
    </style:style>
    <style:style style:name="ce37" style:family="table-cell" style:parent-style-name="Default">
      <style:table-cell-properties fo:background-color="#00b6b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40"/>
        <table:table-column table:style-name="co3" table:default-cell-style-name="ce41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IDENTIFICATIVO</text:p>
          </table:table-cell>
          <table:table-cell table:style-name="ce5" office:value-type="string" calcext:value-type="string">
            <text:p>STATO</text:p>
          </table:table-cell>
          <table:table-cell table:style-name="ce1" office:value-type="string" calcext:value-type="string">
            <text:p>OBBLIGATORIETA’</text:p>
          </table:table-cell>
          <table:table-cell/>
          <table:table-cell table:style-name="ce34"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5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REQUISITI FUNZIONALI</text:p>
          </table:table-cell>
          <table:covered-table-cell table:style-name="ce6"/>
          <table:table-cell table:number-columns-repeated="5"/>
        </table:table-row>
        <table:table-row table:style-name="ro1">
          <table:table-cell table:style-name="ce14" office:value-type="string" calcext:value-type="string">
            <text:p>ROF1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1.1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2"/>
          <table:table-cell table:style-name="ce29" table:number-columns-spanned="2" table:number-rows-spanned="1"/>
          <table:covered-table-cell table:style-name="ce35"/>
        </table:table-row>
        <table:table-row table:style-name="ro1">
          <table:table-cell table:style-name="ce14" office:value-type="string" calcext:value-type="string">
            <text:p>ROF1.2</text:p>
          </table:table-cell>
          <table:table-cell table:style-name="ce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2"/>
          <table:table-cell table:style-name="ce30"/>
          <table:table-cell table:style-name="ce36"/>
        </table:table-row>
        <table:table-row table:style-name="ro1">
          <table:table-cell table:style-name="ce15" office:value-type="string" calcext:value-type="string">
            <text:p>ROF1.3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2"/>
          <table:table-cell table:style-name="ce31"/>
          <table:table-cell table:style-name="ce37"/>
        </table:table-row>
        <table:table-row table:style-name="ro1">
          <table:table-cell table:style-name="ce14" office:value-type="string" calcext:value-type="string">
            <text:p>ROF1.4</text:p>
          </table:table-cell>
          <table:table-cell table:style-name="ce9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FF1.4.1</text:p>
          </table:table-cell>
          <table:table-cell table:style-name="ce10" office:value-type="string" calcext:value-type="string">
            <text:p>Soddisfatto</text:p>
          </table:table-cell>
          <table:table-cell office:value-type="string" calcext:value-type="string">
            <text:p>Opzionale</text:p>
          </table:table-cell>
          <table:table-cell table:style-name="ce32"/>
          <table:table-cell table:style-name="ce38"/>
          <table:table-cell table:number-columns-repeated="2"/>
        </table:table-row>
        <table:table-row table:style-name="ro1">
          <table:table-cell table:style-name="ce14" office:value-type="string" calcext:value-type="string">
            <text:p>RFF1.4.2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pzionale</text:p>
          </table:table-cell>
          <table:table-cell table:style-name="ce33"/>
          <table:table-cell table:style-name="ce39"/>
          <table:table-cell table:number-columns-repeated="2"/>
        </table:table-row>
        <table:table-row table:style-name="ro1">
          <table:table-cell table:style-name="ce14" office:value-type="string" calcext:value-type="string">
            <text:p>ROF1.5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style-name="ce33"/>
          <table:table-cell table:style-name="ce39"/>
          <table:table-cell table:number-columns-repeated="2"/>
        </table:table-row>
        <table:table-row table:style-name="ro1">
          <table:table-cell table:style-name="ce14" office:value-type="string" calcext:value-type="string">
            <text:p>RDF1.6</text:p>
          </table:table-cell>
          <table:table-cell table:style-name="ce28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ROF1.7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1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1.1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1.2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1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2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3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4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5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6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4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5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6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6.1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6.2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DF2.5.6.3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6.4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DF2.5.6.5</text:p>
          </table:table-cell>
          <table:table-cell table:style-name="ce28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7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8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9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9.1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12.5.9.2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9.4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9.5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10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11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6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6.1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6.2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6.3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6.4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7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1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2</text:p>
          </table:table-cell>
          <table:table-cell table:style-name="ce28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2.4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2.5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2.6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3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4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.1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.2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.3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.4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.5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6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.3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.4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.5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.6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FF4.4.7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pziona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FF4.4.7.1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pziona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.8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5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FF4.5.1</text:p>
          </table:table-cell>
          <table:table-cell table:style-name="ce25"/>
          <table:table-cell office:value-type="string" calcext:value-type="string">
            <text:p>Opziona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FF4.5.1.1</text:p>
          </table:table-cell>
          <table:table-cell table:style-name="ce25"/>
          <table:table-cell office:value-type="string" calcext:value-type="string">
            <text:p>Opziona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6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DF4.6.1</text:p>
          </table:table-cell>
          <table:table-cell table:style-name="ce25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7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7.1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7.2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7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7.1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7.1.1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7.1.2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ROF7.1.3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7.2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7.2.1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7.2.2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7.3</text:p>
          </table:table-cell>
          <table:table-cell table:style-name="ce25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8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8.1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8.2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8.3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8.3.1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8.3.2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8.4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9</text:p>
          </table:table-cell>
          <table:table-cell table:style-name="ce27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9.1</text:p>
          </table:table-cell>
          <table:table-cell table:style-name="ce27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9.1.1</text:p>
          </table:table-cell>
          <table:table-cell table:style-name="ce27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9.2</text:p>
          </table:table-cell>
          <table:table-cell table:style-name="ce27"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10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10.1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10.2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10.2.1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10.3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F10.4</text:p>
          </table:table-cell>
          <table:table-cell table:style-name="ce26"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26"/>
          <table:table-cell table:number-columns-repeated="5"/>
        </table:table-row>
        <table:table-row table:style-name="ro1">
          <table:table-cell table:style-name="ce16" office:value-type="string" calcext:value-type="string" table:number-columns-spanned="2" table:number-rows-spanned="1">
            <text:p>REQUISITI QUALITA’</text:p>
          </table:table-cell>
          <table:covered-table-cell/>
          <table:table-cell table:number-columns-repeated="5"/>
        </table:table-row>
        <table:table-row table:style-name="ro1">
          <table:table-cell table:style-name="ce16" office:value-type="string" calcext:value-type="string">
            <text:p>ROQ1</text:p>
          </table:table-cell>
          <table:table-cell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Q1.1</text:p>
          </table:table-cell>
          <table:table-cell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Q1.2</text:p>
          </table:table-cell>
          <table:table-cell office:value-type="string" calcext:value-type="string">
            <text:p>Non Soddisfatto</text:p>
          </table:table-cell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Q1.3</text:p>
          </table:table-cell>
          <table:table-cell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Q2</text:p>
          </table:table-cell>
          <table:table-cell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Q2.1</text:p>
          </table:table-cell>
          <table:table-cell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Q2.2</text:p>
          </table:table-cell>
          <table:table-cell office:value-type="string" calcext:value-type="string">
            <text:p>Non Soddisfatto</text:p>
          </table:table-cell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Q3</text:p>
          </table:table-cell>
          <table:table-cell office:value-type="string" calcext:value-type="string">
            <text:p>Soddisfatto</text:p>
          </table:table-cell>
          <table:table-cell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Q5</text:p>
          </table:table-cell>
          <table:table-cell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Q6</text:p>
          </table:table-cell>
          <table:table-cell office:value-type="string" calcext:value-type="string">
            <text:p>Non Soddisfatto</text:p>
          </table:table-cell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Q7</text:p>
          </table:table-cell>
          <table:table-cell office:value-type="string" calcext:value-type="string">
            <text:p>Soddisfatto</text:p>
          </table:table-cell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Q8</text:p>
          </table:table-cell>
          <table:table-cell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Q9</text:p>
          </table:table-cell>
          <table:table-cell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Q10</text:p>
          </table:table-cell>
          <table:table-cell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DQ11</text:p>
          </table:table-cell>
          <table:table-cell/>
          <table:table-cell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6"/>
        </table:table-row>
        <table:table-row table:style-name="ro1">
          <table:table-cell table:style-name="ce16" office:value-type="string" calcext:value-type="string" table:number-columns-spanned="2" table:number-rows-spanned="1">
            <text:p>REQUISITI VINCOLO</text:p>
          </table:table-cell>
          <table:covered-table-cell/>
          <table:table-cell table:number-columns-repeated="5"/>
        </table:table-row>
        <table:table-row table:style-name="ro1">
          <table:table-cell table:style-name="ce16" office:value-type="string" calcext:value-type="string">
            <text:p>ROV1</text:p>
          </table:table-cell>
          <table:table-cell office:value-type="string" calcext:value-type="string">
            <text:p>Soddisfatto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ROV2</text:p>
          </table:table-cell>
          <table:table-cell office:value-type="string" calcext:value-type="string">
            <text:p>Soddisfatto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ROV3</text:p>
          </table:table-cell>
          <table:table-cell office:value-type="string" calcext:value-type="string">
            <text:p>Soddisfatto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ROV4</text:p>
          </table:table-cell>
          <table:table-cell office:value-type="string" calcext:value-type="string">
            <text:p>Soddisfatto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ROV5</text:p>
          </table:table-cell>
          <table:table-cell office:value-type="string" calcext:value-type="string">
            <text:p>Soddisfatto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ROV6</text:p>
          </table:table-cell>
          <table:table-cell office:value-type="string" calcext:value-type="string">
            <text:p>Soddisfatto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ROV8</text:p>
          </table:table-cell>
          <table:table-cell office:value-type="string" calcext:value-type="string">
            <text:p>Soddisfatto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ROV9</text:p>
          </table:table-cell>
          <table:table-cell office:value-type="string" calcext:value-type="string">
            <text:p>Soddisfatto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ROV10</text:p>
          </table:table-cell>
          <table:table-cell office:value-type="string" calcext:value-type="string">
            <text:p>Soddisfatto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ROV11</text:p>
          </table:table-cell>
          <table:table-cell office:value-type="string" calcext:value-type="string">
            <text:p>Soddisfatto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ROV12</text:p>
          </table:table-cell>
          <table:table-cell office:value-type="string" calcext:value-type="string">
            <text:p>Soddisfatto</text:p>
          </table:table-cell>
          <table:table-cell table:number-columns-repeated="5"/>
        </table:table-row>
        <table:table-row table:style-name="ro1" table:number-rows-repeated="1048438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Foglio1.B4:Foglio1.B90">
            <calcext:condition calcext:apply-style-name="Error" calcext:value="=&quot;Non Soddisfatto&quot;" calcext:base-cell-address="Foglio1.B4"/>
            <calcext:condition calcext:apply-style-name="Good" calcext:value="=&quot;Soddisfatto&quot;" calcext:base-cell-address="Foglio1.B4"/>
            <calcext:condition calcext:apply-style-name="Accent" calcext:value="=0" calcext:base-cell-address="Foglio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20:46:41.42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0:30:29.883042339</meta:creation-date>
    <dc:date>2019-04-11T20:55:11.146000000</dc:date>
    <meta:editing-duration>PT2H21M7S</meta:editing-duration>
    <meta:editing-cycles>32</meta:editing-cycles>
    <meta:generator>LibreOffice/6.1.3.2$Windows_X86_64 LibreOffice_project/86daf60bf00efa86ad547e59e09d6bb77c699acb</meta:generator>
    <meta:document-statistic meta:table-count="1" meta:cell-count="361" meta:object-count="0"/>
  </office:meta>
</office:document-meta>
</file>